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latforms" style:family="table">
      <style:table-properties style:width="6.5in" table:align="margins"/>
    </style:style>
    <style:style style:name="Platforms.A" style:family="table-column">
      <style:table-column-properties style:column-width="1.625in" style:rel-column-width="16383*"/>
    </style:style>
    <style:style style:name="Platforms.C" style:family="table-column">
      <style:table-column-properties style:column-width="3.25in" style:rel-column-width="32766*"/>
    </style:style>
    <style:style style:name="Platform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Platforms.C1" style:family="table-cell">
      <style:table-cell-properties fo:padding="0.0382in" fo:border="0.0007in solid #000000"/>
    </style:style>
    <style:style style:name="Platforms.A2" style:family="table-cell">
      <style:table-cell-properties fo:padding="0.0382in" fo:border-left="0.0007in solid #000000" fo:border-right="none" fo:border-top="none" fo:border-bottom="0.0007in solid #000000"/>
    </style:style>
    <style:style style:name="Platform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Normal" style:master-page-name="MP0">
      <style:paragraph-properties style:page-number="auto"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Normal"/>
      <text:p text:style-name="Normal">I worked on those platforms</text:p>
      <table:table table:name="Platforms" table:style-name="Platforms">
        <table:table-column table:style-name="Platforms.A" table:number-columns-repeated="2"/>
        <table:table-column table:style-name="Platforms.C"/>
        <table:table-row>
          <table:table-cell table:style-name="Platforms.A1" office:value-type="string">
            <text:p text:style-name="Table_20_Contents">Platform</text:p>
          </table:table-cell>
          <table:table-cell table:style-name="Platforms.A1" office:value-type="string">
            <text:p text:style-name="Table_20_Contents">Environment</text:p>
          </table:table-cell>
          <table:table-cell table:style-name="Platforms.C1" office:value-type="string">
            <text:p text:style-name="Table_20_Contents">Development</text:p>
          </table:table-cell>
        </table:table-row>
        <table:table-row>
          <table:table-cell table:style-name="Platforms.A2" office:value-type="string">
            <text:p text:style-name="Table_20_Contents">Xilinx</text:p>
          </table:table-cell>
          <table:table-cell table:style-name="Platforms.A2" office:value-type="string">
            <text:p text:style-name="Table_20_Contents">Embedded Linux</text:p>
          </table:table-cell>
          <table:table-cell table:style-name="Platforms.C2" office:value-type="string">
            <text:p text:style-name="Table_20_Contents">FSBL, Uboot, SDK, created a devlopment kit ,<text:line-break/>SPI security</text:p>
          </table:table-cell>
        </table:table-row>
        <table:table-row>
          <table:table-cell table:style-name="Platforms.A2" office:value-type="string">
            <text:p text:style-name="Table_20_Contents">Snapdragon</text:p>
          </table:table-cell>
          <table:table-cell table:style-name="Platforms.A2" office:value-type="string">
            <text:p text:style-name="Table_20_Contents">Android</text:p>
          </table:table-cell>
          <table:table-cell table:style-name="Platforms.C2" office:value-type="string">
            <text:p text:style-name="Table_20_Contents">BSP Board Support Package</text:p>
          </table:table-cell>
        </table:table-row>
        <table:table-row>
          <table:table-cell table:style-name="Platforms.A2" office:value-type="string">
            <text:p text:style-name="Table_20_Contents">Raspberry Pi</text:p>
          </table:table-cell>
          <table:table-cell table:style-name="Platforms.A2" office:value-type="string">
            <text:p text:style-name="Table_20_Contents">Anstrong Linux</text:p>
          </table:table-cell>
          <table:table-cell table:style-name="Platforms.C2" office:value-type="string">
            <text:p text:style-name="Table_20_Contents">Video playback</text:p>
          </table:table-cell>
        </table:table-row>
        <table:table-row>
          <table:table-cell table:style-name="Platforms.A2" office:value-type="string">
            <text:p text:style-name="Table_20_Contents">Intel Minow and MinnowMax (Atom)</text:p>
          </table:table-cell>
          <table:table-cell table:style-name="Platforms.A2" office:value-type="string">
            <text:p text:style-name="Table_20_Contents">UEFI EDK2</text:p>
          </table:table-cell>
          <table:table-cell table:style-name="Platforms.C2" office:value-type="string">
            <text:p text:style-name="Table_20_Contents">SPI security</text:p>
          </table:table-cell>
        </table:table-row>
        <table:table-row>
          <table:table-cell table:style-name="Platforms.A2" office:value-type="string">
            <text:p text:style-name="Table_20_Contents">Arris Cisco XB3 XB6 Intel Puma chipset</text:p>
          </table:table-cell>
          <table:table-cell table:style-name="Platforms.A2" office:value-type="string">
            <text:p text:style-name="Table_20_Contents">Yocto</text:p>
          </table:table-cell>
          <table:table-cell table:style-name="Platforms.C2" office:value-type="string">
            <text:p text:style-name="Table_20_Contents">Shell, Gateway, fingerprint</text:p>
          </table:table-cell>
        </table:table-row>
        <table:table-row>
          <table:table-cell table:style-name="Platforms.A2" office:value-type="string">
            <text:p text:style-name="Table_20_Contents">Freescale Freedom </text:p>
          </table:table-cell>
          <table:table-cell table:style-name="Platforms.A2" office:value-type="string">
            <text:p text:style-name="Table_20_Contents">Baremetal</text:p>
          </table:table-cell>
          <table:table-cell table:style-name="Platforms.C2" office:value-type="string">
            <text:p text:style-name="Table_20_Contents">Codewarrior RTOS and Kiel, SPI commands</text:p>
          </table:table-cell>
        </table:table-row>
        <table:table-row>
          <table:table-cell table:style-name="Platforms.A2" office:value-type="string">
            <text:p text:style-name="Table_20_Contents">BBB Beagle Bone Black</text:p>
          </table:table-cell>
          <table:table-cell table:style-name="Platforms.A2" office:value-type="string">
            <text:p text:style-name="Table_20_Contents">Embedded Linux</text:p>
          </table:table-cell>
          <table:table-cell table:style-name="Platforms.C2" office:value-type="string">
            <text:p text:style-name="Table_20_Contents">Shell and NodeJS, Nand endurance, video capture, surveillance camera.</text:p>
          </table:table-cell>
        </table:table-row>
        <table:table-row>
          <table:table-cell table:style-name="Platforms.A2" office:value-type="string">
            <text:p text:style-name="Table_20_Contents">X86 PC</text:p>
          </table:table-cell>
          <table:table-cell table:style-name="Platforms.A2" office:value-type="string">
            <text:p text:style-name="Table_20_Contents">Pre-boot, Windows</text:p>
          </table:table-cell>
          <table:table-cell table:style-name="Platforms.C2" office:value-type="string">
            <text:p text:style-name="Table_20_Contents">Application tools, UEFI MRC (Memory Reference Code), UEFI memory test application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Michael Lerman</meta:initial-creator>
    <dc:creator>Mikhael Lerman</dc:creator>
    <meta:creation-date>2016-09-24T19:06:00Z</meta:creation-date>
    <dc:date>2018-09-06T10:29:01.45</dc:date>
    <meta:editing-cycles>8</meta:editing-cycles>
    <meta:editing-duration>PT2H5M55S</meta:editing-duration>
    <meta:document-statistic meta:table-count="1" meta:image-count="0" meta:object-count="0" meta:page-count="1" meta:paragraph-count="28" meta:word-count="92" meta:character-count="613"/>
    <meta:template xlink:type="simple" xlink:actuate="onRequest" xlink:title="" xlink:href="Normal.dotm"/>
  </office:meta>
</office:document-meta>
</file>